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84D0610E652F22D2D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9.562cm" draw:z-index="0"><draw:image xlink:href="Pictures/100000000000064000000384D0610E652F22D2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6T17:33:36.982000000</meta:creation-date>
    <dc:date>2024-11-26T17:33:58.732000000</dc:date>
    <meta:editing-duration>PT2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0.6.2$Windows_X86_64 LibreOffice_project/144abb84a525d8e30c9dbbefa69cbbf2d8d4ae3b</meta:generator>
  </office:meta>
</office:document-meta>
</file>